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43c8b" officeooo:paragraph-rsid="00043c8b"/>
    </style:style>
    <style:style style:name="P2" style:family="paragraph" style:parent-style-name="Title">
      <style:text-properties officeooo:rsid="00043c8b" officeooo:paragraph-rsid="00043c8b"/>
    </style:style>
    <style:style style:name="P3" style:family="paragraph" style:parent-style-name="Text_20_body">
      <style:text-properties officeooo:rsid="0007c7b0" officeooo:paragraph-rsid="0007c7b0"/>
    </style:style>
    <style:style style:name="P4" style:family="paragraph" style:parent-style-name="Text_20_body">
      <style:text-properties officeooo:rsid="00082736" officeooo:paragraph-rsid="00082736"/>
    </style:style>
    <style:style style:name="P5" style:family="paragraph" style:parent-style-name="Text_20_body">
      <style:text-properties officeooo:rsid="0009bd3e" officeooo:paragraph-rsid="0009bd3e"/>
    </style:style>
    <style:style style:name="P6" style:family="paragraph" style:parent-style-name="Text_20_body">
      <style:text-properties officeooo:rsid="000bc625" officeooo:paragraph-rsid="000bc625"/>
    </style:style>
    <style:style style:name="P7" style:family="paragraph" style:parent-style-name="Text_20_body">
      <style:text-properties officeooo:rsid="00043c8b" officeooo:paragraph-rsid="00043c8b"/>
    </style:style>
    <style:style style:name="P8" style:family="paragraph" style:parent-style-name="Text_20_body" style:list-style-name="L1">
      <style:text-properties officeooo:rsid="000c5d6a" officeooo:paragraph-rsid="000c5d6a"/>
    </style:style>
    <style:style style:name="P9" style:family="paragraph" style:parent-style-name="Heading_20_1">
      <style:text-properties officeooo:rsid="00043c8b" officeooo:paragraph-rsid="00043c8b"/>
    </style:style>
    <style:style style:name="P10" style:family="paragraph" style:parent-style-name="Heading_20_1">
      <style:text-properties style:font-name="Liberation Sans"/>
    </style:style>
    <style:style style:name="P11" style:family="paragraph" style:parent-style-name="Heading_20_2">
      <style:text-properties officeooo:rsid="000a29f1" officeooo:paragraph-rsid="000a29f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9fa58" style:font-style-asian="normal" style:font-style-complex="normal"/>
    </style:style>
    <style:style style:name="T4" style:family="text">
      <style:text-properties officeooo:rsid="000845bb"/>
    </style:style>
    <style:style style:name="T5" style:family="text">
      <style:text-properties style:font-name="Liberation Mono"/>
    </style:style>
    <style:style style:name="T6" style:family="text">
      <style:text-properties style:font-name="Liberation Mono" fo:font-style="normal" style:font-style-asian="normal" style:font-style-complex="normal"/>
    </style:style>
    <style:style style:name="T7" style:family="text">
      <style:text-properties style:font-name="Liberation Serif" fo:font-style="normal" officeooo:rsid="0009fa58" style:font-style-asian="normal" style:font-style-complex="normal"/>
    </style:style>
    <style:style style:name="T8" style:family="text">
      <style:text-properties officeooo:rsid="000c5d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l 2 Report</text:p>
      <text:h text:style-name="P9" text:outline-level="1">Introduction</text:h>
      <text:p text:style-name="P7">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text:h text:style-name="Heading_20_1" text:outline-level="1">How to Run</text:h>
      <text:list xml:id="list2572697074" text:style-name="L1">
        <text:list-item>
          <text:p text:style-name="P8">Navigate to Practical2 folder in a terminal</text:p>
        </text:list-item>
        <text:list-item>
          <text:p text:style-name="P8">type <text:span text:style-name="T5">make all</text:span></text:p>
        </text:list-item>
        <text:list-item>
          <text:p text:style-name="P8">type <text:span text:style-name="T5">./faro_shuffle</text:span> to run the program. faro_shuffle takes inputs in a format as described by the practical specificatio.n</text:p>
        </text:list-item>
      </text:list>
      <text:h text:style-name="Heading_20_1" text:outline-level="1">Design</text:h>
      <text:p text:style-name="P3">When taking in size and a position k, if k was larger than the size of the deck this could cause an error. To simply this, if k &gt; size, then k is changed to k mod size to represent starting again from the top of a deck of cards.</text:p>
      <text:p text:style-name="P3">In order to avoid array-based structures when storing the card input, the deck is stored as a linked list of ‘Card’ structures. With a cards position not being stored, but being implicit from its index in the linked list.</text:p>
      <text:p text:style-name="P4">In order to perform a faro shuffle on a linked list, that list has to be split at the midpoint. This is <text:span text:style-name="T4">done</text:span> by the split function. In addition there is no need for separate implementations of shuffling for IN or OUT shuffling, as by swapping which half of the deck is given as the first input, one can replicate IN <text:span text:style-name="T1">and </text:span><text:span text:style-name="T2">OUT shuffles with one function.</text:span></text:p>
      <text:p text:style-name="P5"><text:span text:style-name="T2">In order to allow swapping functions for different implementations of the deck of cards, there is a separate </text:span><text:span text:style-name="T6">faro </text:span><text:span text:style-name="T7">function that calls the functions associated with shuffling the deck of cards according to the value k.</text:span></text:p>
      <text:h text:style-name="P11" text:outline-level="2">Extensions</text:h>
      <text:p text:style-name="P6">For the numerical extension the card struct was given an extra field to contain the integer instead of rank and suit. In order to read this field, <text:span text:style-name="T8">new functions for reading in the values and printing the deck out were made. However the shuffle and split functions could be reused at they were purely structural changes to the deck that did not account for values.</text:span></text:p>
      <text:h text:style-name="P10" text:outline-level="1"><text:soft-page-break/><text:span text:style-name="T3">I</text:span><text:span text:style-name="T2">mplementation</text:span></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1/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11T15:31:20.313000000</dc:date>
    <meta:editing-duration>PT28M58S</meta:editing-duration>
    <meta:editing-cycles>4</meta:editing-cycles>
    <meta:generator>LibreOffice/6.1.2.1$Windows_X86_64 LibreOffice_project/65905a128db06ba48db947242809d14d3f9a93fe</meta:generator>
    <meta:document-statistic meta:table-count="0" meta:image-count="0" meta:object-count="0" meta:page-count="2" meta:paragraph-count="16" meta:word-count="358" meta:character-count="2005" meta:non-whitespace-character-count="1666"/>
  </office:meta>
</office:document-meta>
</file>